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de">
      <style:text-properties officeooo:rsid="0020a0c9" officeooo:paragraph-rsid="0020a0c9"/>
    </style:style>
    <style:style style:name="P2" style:family="paragraph" style:parent-style-name="Code">
      <style:text-properties officeooo:paragraph-rsid="0020a0c9"/>
    </style:style>
    <style:style style:name="P3" style:family="paragraph" style:parent-style-name="Heading_20_2">
      <style:text-properties officeooo:paragraph-rsid="001a36fc"/>
    </style:style>
    <style:style style:name="P4" style:family="paragraph" style:parent-style-name="Heading_20_2">
      <style:text-properties officeooo:paragraph-rsid="001d4659"/>
    </style:style>
    <style:style style:name="P5" style:family="paragraph" style:parent-style-name="Standard">
      <style:text-properties officeooo:paragraph-rsid="00132eb4"/>
    </style:style>
    <style:style style:name="P6" style:family="paragraph" style:parent-style-name="Text_20_body">
      <style:text-properties officeooo:paragraph-rsid="000fb907"/>
    </style:style>
    <style:style style:name="P7" style:family="paragraph" style:parent-style-name="Text_20_body">
      <style:text-properties officeooo:rsid="00132eb4" officeooo:paragraph-rsid="00132eb4"/>
    </style:style>
    <style:style style:name="P8" style:family="paragraph" style:parent-style-name="Text_20_body">
      <style:text-properties officeooo:rsid="00161863" officeooo:paragraph-rsid="00161863"/>
    </style:style>
    <style:style style:name="P9" style:family="paragraph" style:parent-style-name="Text_20_body">
      <style:text-properties officeooo:paragraph-rsid="001a36fc"/>
    </style:style>
    <style:style style:name="P10" style:family="paragraph" style:parent-style-name="Text_20_body">
      <style:text-properties officeooo:paragraph-rsid="001d4659"/>
    </style:style>
    <style:style style:name="P11" style:family="paragraph" style:parent-style-name="Text_20_body">
      <style:text-properties officeooo:rsid="0020a0c9" officeooo:paragraph-rsid="0020a0c9"/>
    </style:style>
    <style:style style:name="P12" style:family="paragraph" style:parent-style-name="Text_20_body">
      <style:text-properties officeooo:paragraph-rsid="0023a329"/>
    </style:style>
    <style:style style:name="T1" style:family="text">
      <style:text-properties officeooo:rsid="000ce5be"/>
    </style:style>
    <style:style style:name="T2" style:family="text">
      <style:text-properties officeooo:rsid="000fb907"/>
    </style:style>
    <style:style style:name="T3" style:family="text">
      <style:text-properties style:font-name="Liberation Sans" fo:font-size="18.2000007629395pt" fo:font-weight="bold" officeooo:rsid="000fb907" style:font-name-asian="Noto Sans CJK SC" style:font-size-asian="18.2000007629395pt" style:font-weight-asian="bold" style:font-name-complex="Lohit Devanagari" style:font-size-complex="18.2000007629395pt" style:font-weight-complex="bold"/>
    </style:style>
    <style:style style:name="T4" style:family="text">
      <style:text-properties style:font-name="Liberation Sans" fo:font-size="16.1000003814697pt" fo:font-weight="bold" officeooo:rsid="001029f6" style:font-name-asian="Noto Sans CJK SC" style:font-size-asian="16.1000003814697pt" style:font-weight-asian="bold" style:font-name-complex="Lohit Devanagari" style:font-size-complex="16.1000003814697pt" style:font-weight-complex="bold"/>
    </style:style>
    <style:style style:name="T5" style:family="text">
      <style:text-properties officeooo:rsid="001029f6"/>
    </style:style>
    <style:style style:name="T6" style:family="text">
      <style:text-properties officeooo:rsid="0010564f"/>
    </style:style>
    <style:style style:name="T7" style:family="text">
      <style:text-properties officeooo:rsid="0010ce0b"/>
    </style:style>
    <style:style style:name="T8" style:family="text">
      <style:text-properties officeooo:rsid="00121160"/>
    </style:style>
    <style:style style:name="T9" style:family="text">
      <style:text-properties officeooo:rsid="00132eb4"/>
    </style:style>
    <style:style style:name="T10" style:family="text">
      <style:text-properties officeooo:rsid="00161863"/>
    </style:style>
    <style:style style:name="T11" style:family="text">
      <style:text-properties officeooo:rsid="001a36fc"/>
    </style:style>
    <style:style style:name="T12" style:family="text">
      <style:text-properties officeooo:rsid="001bde9a"/>
    </style:style>
    <style:style style:name="T13" style:family="text">
      <style:text-properties officeooo:rsid="001d4659"/>
    </style:style>
    <style:style style:name="T14" style:family="text">
      <style:text-properties officeooo:rsid="001ec52c"/>
    </style:style>
    <style:style style:name="T15" style:family="text">
      <style:text-properties officeooo:rsid="001f5611"/>
    </style:style>
    <style:style style:name="T16" style:family="text">
      <style:text-properties style:use-window-font-color="true" style:font-name="Courier New1" fo:font-size="9pt" officeooo:rsid="0020a0c9"/>
    </style:style>
    <style:style style:name="T17" style:family="text">
      <style:text-properties style:use-window-font-color="true" style:text-line-through-style="solid" style:text-line-through-type="single" style:font-name="Courier New1" fo:font-size="9pt" officeooo:rsid="0020a0c9"/>
    </style:style>
    <style:style style:name="T18" style:family="text">
      <style:text-properties style:text-line-through-style="solid" style:text-line-through-type="single"/>
    </style:style>
    <style:style style:name="T19" style:family="text">
      <style:text-properties officeooo:rsid="00217d1f"/>
    </style:style>
    <style:style style:name="T20" style:family="text">
      <style:text-properties officeooo:rsid="00237b66"/>
    </style:style>
    <style:style style:name="T21" style:family="text">
      <style:text-properties officeooo:rsid="0023a329"/>
    </style:style>
    <style:style style:name="T22" style:family="text">
      <style:text-properties style:font-name="Courier New" officeooo:rsid="0023a329"/>
    </style:style>
    <style:style style:name="T23" style:family="text">
      <style:text-properties style:font-name="Courier New" fo:font-size="10pt" officeooo:rsid="0023a329" style:font-size-asian="10pt" style:font-size-complex="10pt"/>
    </style:style>
    <style:style style:name="T24" style:family="text">
      <style:text-properties fo:font-size="10pt" officeooo:rsid="0023a329"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3">Lisibilité du code</text:span></text:p>
      <text:p text:style-name="Subtitle"/>
      <text:p text:style-name="Subtitle">Introduction</text:p>
      <text:p text:style-name="P6"><text:span text:style-name="T1">La </text:span><text:span text:style-name="T2">lisibilité du code </text:span>est la facilité avec laquelle un <text:span text:style-name="T2">développ</text:span>eur peut comprendre un <text:span text:style-name="T2">code écrit par un autre développeur ou par lui-même</text:span>. <text:span text:style-name="T2">Plusieurs facteurs vont favoriser cette compréhension : s</text:span><text:span text:style-name="T5">yntaxe, formatage, architecture, nommage, homogénéité.</text:span></text:p>
      <text:p text:style-name="P6"><text:span text:style-name="T2">L’objectif de ce document est de les examiner.</text:span></text:p>
      <text:h text:style-name="Heading_20_2" text:outline-level="2">L<text:span text:style-name="T5">a</text:span> <text:span text:style-name="T4">syntaxe</text:span></text:h>
      <text:p text:style-name="Text_20_body"><text:span text:style-name="T1">La </text:span><text:span text:style-name="T6">syntaxe </text:span><text:span text:style-name="T7">est la grammaire formelle du langage utilisé pour écrire le code. Chaque langage a sa propre syntaxe. </text:span><text:span text:style-name="T8">Il n’est pas question ici de comparer les syntaxes des différents langages mais de considérer que pour un langage donné une syntaxe peut être plus lisible qu’une autre</text:span></text:p>
      <text:p text:style-name="P7">Par exemple en Java on peut écrire une boucle de plusieurs façons :</text:p>
      <text:p text:style-name="P8">soit la liste List&lt;String&gt; names;</text:p>
      <text:p text:style-name="P7">boucle for</text:p>
      <text:p text:style-name="Code">for (String name : names) {</text:p>
      <text:p text:style-name="Code"><text:tab/>System.out.println(name);</text:p>
      <text:p text:style-name="Code">}</text:p>
      <text:p text:style-name="P5"><text:span text:style-name="T9">stream (Java 8+)</text:span></text:p>
      <text:p text:style-name="P5"/>
      <text:p text:style-name="Code">names.<text:span text:style-name="T10">stream()</text:span>.forEach(System.out::println);</text:p>
      <text:h text:style-name="P4" text:outline-level="2">L<text:span text:style-name="T11">e </text:span><text:span text:style-name="T13">nomm</text:span><text:span text:style-name="T11">ag</text:span><text:span text:style-name="T4">e</text:span></text:h>
      <text:p text:style-name="P10"><text:span text:style-name="T1">L</text:span><text:span text:style-name="T11">e </text:span><text:span text:style-name="T13">nomm</text:span><text:span text:style-name="T11">age </text:span><text:span text:style-name="T13">est un point crucial qui peut avoir un très gros impact sur la lisibilité. </text:span><text:span text:style-name="T14">Il est en effet important de bien nommer les classes, les attributs, les noms de méthodes, les variables locales. </text:span><text:span text:style-name="T15">Prendre le temps de trouver le mot juste est payant pour la lisibilité. Dans ce cadre utiliser le principe du rasoir d’Occam me semble approprié pour aboutir au mot minimum qui satisfait la lisibilité. </text:span><text:span text:style-name="T19">Éviter la redondance lorsque le contexte fournit déjà de l’information. </text:span><text:span text:style-name="T20">Ne pas mélanger plusieurs langues mais toujours utiliser l’anglais, car on arrive fatalement à un mélange (getPrénom)</text:span></text:p>
      <text:p text:style-name="P12"><text:span text:style-name="T21">Éviter le caractère souligné ‘_’ comme dans </text:span><text:span text:style-name="T23">first_name</text:span><text:span text:style-name="T21"> ou </text:span><text:span text:style-name="T23">_name</text:span></text:p>
      <text:p text:style-name="P11">Exemples :<text:span text:style-name="T19">éviter la redondance</text:span></text:p>
      <text:p text:style-name="P2"><text:span text:style-name="T16">public class User</text:span> {</text:p>
      <text:p text:style-name="P2"><text:tab/><text:span text:style-name="T16">private String name</text:span>;</text:p>
      <text:p text:style-name="P2"><text:tab/><text:span text:style-name="T17">private String userName</text:span><text:span text:style-name="T18">;</text:span></text:p>
      <text:p text:style-name="P1">}</text:p>
      <text:p text:style-name="P10"/>
      <text:h text:style-name="P3" text:outline-level="2"><text:soft-page-break/>L<text:span text:style-name="T11">e formatag</text:span><text:span text:style-name="T4">e</text:span></text:h>
      <text:p text:style-name="P9"><text:span text:style-name="T1">L</text:span><text:span text:style-name="T11">e formatage concerne la mise en forme du code : indentation, longueur des lignes, coloration</text:span></text:p>
      <text:p text:style-name="P9"/>
      <text:h text:style-name="P3" text:outline-level="2">L’<text:span text:style-name="T11">architecture</text:span></text:h>
      <text:p text:style-name="P9"><text:span text:style-name="T1">L’</text:span><text:span text:style-name="T11">architecture est une phase en amont de la phase de développement</text:span><text:span text:style-name="T7"> </text:span><text:span text:style-name="T11">qui peut avoir un impact sur la lisibilité globale du code. </text:span><text:span text:style-name="T12">En effet si on imagine une application pour laquelle on n’applique pas le principe de responsabilité limitée, on peut se retrouver avec peu de classes ayant chacune beaucoup de responsabilité, et moins bonne lisibilité.</text:span></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de" style:family="paragraph" style:parent-style-name="Text_20_body" style:master-page-name="">
      <loext:graphic-properties draw:fill="solid" draw:fill-color="#ffffff"/>
      <style:paragraph-properties fo:margin-left="0.499cm" fo:margin-right="0cm" fo:line-height="0.3cm" fo:text-indent="0cm" style:auto-text-indent="false" style:page-number="auto" fo:background-color="#ffffff" fo:padding="0.049cm" fo:border="0.06pt solid #000000">
        <style:tab-stops/>
      </style:paragraph-properties>
      <style:text-properties style:use-window-font-color="true" style:font-name="Courier New1" fo:font-family="'Courier New'" style:font-style-name="Normal" style:font-family-generic="modern" style:font-pitch="fixed"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8T11:44:43.444696098</meta:creation-date>
    <dc:date>2020-12-08T14:28:00.429382663</dc:date>
    <meta:editing-duration>PT1H25M7S</meta:editing-duration>
    <meta:editing-cycles>22</meta:editing-cycles>
    <meta:generator>LibreOffice/6.4.6.2$Linux_X86_64 LibreOffice_project/40$Build-2</meta:generator>
    <meta:document-statistic meta:table-count="0" meta:image-count="0" meta:object-count="0" meta:page-count="2" meta:paragraph-count="26" meta:word-count="325" meta:character-count="2065" meta:non-whitespace-character-count="1763"/>
  </office:meta>
</office:document-meta>
</file>